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03933b"/>
    </style:style>
    <style:style style:name="P2" style:family="paragraph" style:parent-style-name="Standard">
      <style:text-properties officeooo:rsid="0003933b" officeooo:paragraph-rsid="0003933b"/>
    </style:style>
    <style:style style:name="P3" style:family="paragraph" style:parent-style-name="Standard">
      <style:text-properties officeooo:rsid="0004daba" officeooo:paragraph-rsid="0004daba"/>
    </style:style>
    <style:style style:name="T1" style:family="text">
      <style:text-properties fo:language="es" fo:country="MX"/>
    </style:style>
    <style:style style:name="T2" style:family="text">
      <style:text-properties fo:font-variant="normal" fo:text-transform="none" fo:color="#444444" style:font-name="open sans" fo:font-size="16.5pt" fo:letter-spacing="normal" fo:font-style="normal" fo:font-weight="bold" officeooo:rsid="0003933b" loext:padding="0in" loext:border="none"/>
    </style:style>
    <style:style style:name="T3" style:family="text">
      <style:text-properties fo:language="es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2">MISION ESFUERZO</text:p>
      <text:p text:style-name="P2"/>
      <text:p text:style-name="Standard"><text:span text:style-name="T2"><text:line-break/></text:span>Acerca de VidaLife</text:p>
      <text:p text:style-name="Standard"><text:span text:style-name="T1">Misión</text:span> del Centro</text:p>
      <text:p text:style-name="Standard"><text:span text:style-name="T1">Misión</text:span> El Milagro</text:p>
      <text:p text:style-name="Standard"><text:span text:style-name="T1">Misión</text:span> El Milagro 2</text:p>
      <text:p text:style-name="Standard"><text:span text:style-name="T1">Misión</text:span> El Esfuerzo</text:p>
      <text:p text:style-name="Standard">YWAM</text:p>
      <text:p text:style-name="Standard"/>
      <text:p text:style-name="Standard"/>
      <text:p text:style-name="P2">Una comunidad marginada con problemas de tercer mundo pero con una gran esperanza en nuestro Dios <text:span text:style-name="T3">Magnífico.</text:span></text:p>
      <text:p text:style-name="P2"><text:span text:style-name="T3"/></text:p>
      <text:p text:style-name="P2"><text:span text:style-name="T3">Si tienes un gusto por ayudar a los niños, apresúrate para ver lo que Dios está haciendo en esta comunidad a través de los programas de niños que hemos implementado aquí.</text:span></text:p>
      <text:p text:style-name="P2"><text:span text:style-name="T3"/></text:p>
      <text:p text:style-name="P3"><text:span text:style-name="T3">Ya sea que vengas con un equipo o de forma independiente, ésta será una excelente obra misionera de la que puedes formar parte. Por favor solicita nuestro paquete misionero para mas información.</text:span></text:p>
      <text:p text:style-name="P3"><text:span text:style-name="T3"/></text:p>
      <text:p text:style-name="P3"><text:span text:style-name="T3">Planea una visita <text:s text:c="51"/>Particip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open sans" svg:font-family="'open sans', 'gill sans', arial, 'sans serif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7:22:52.713000000</meta:creation-date>
    <dc:date>2016-06-04T17:41:58.284000000</dc:date>
    <meta:editing-duration>PT19M5S</meta:editing-duration>
    <meta:editing-cycles>2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3" meta:word-count="116" meta:character-count="765" meta:non-whitespace-character-count="586"/>
  </office:meta>
</office:document-meta>
</file>